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6.6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744cm"/>
    </style:style>
    <style:style style:name="co5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ERFUMERIA GUINDA </text:p>
          </table:table-cell>
          <table:table-cell/>
          <table:table-cell office:value-type="string">
            <text:p>CENTRO COMERCIAL DEL NORTE - GAL. SAN JORGE LOC. 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via Miño 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LIDA VELAZQUES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ría Liendro</text:p>
          </table:table-cell>
          <table:table-cell/>
          <table:table-cell office:value-type="string">
            <text:p>CORRIENTES 482 - EMBARCACÓ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llalba Asusena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A MARIA BALLESTEROS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RIAN PABLO MONGIELLO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IGO VERONICA </text:p>
          </table:table-cell>
          <table:table-cell/>
          <table:table-cell office:value-type="string">
            <text:p>ARMADA ARGENTINA 43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MELIA CARELLA</text:p>
          </table:table-cell>
          <table:table-cell/>
          <table:table-cell office:value-type="string">
            <text:p>BLOCK "V" DPTO. 415 PISO 1º GRUPO 480 - CASTAÑARES</text:p>
          </table:table-cell>
          <table:table-cell office:value-type="float" office:value="42211824">
            <text:p>422118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YFI SALAZAR ALFARO </text:p>
          </table:table-cell>
          <table:table-cell/>
          <table:table-cell office:value-type="string">
            <text:p>ROCH 127 - Bº UNIVERSITARIO </text:p>
          </table:table-cell>
          <table:table-cell office:value-type="float" office:value="154854387">
            <text:p>154854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GELA AGUIRRE </text:p>
          </table:table-cell>
          <table:table-cell/>
          <table:table-cell office:value-type="string">
            <text:p>MZ. 8 CASA 3 GRUPPO 244 - MANUEL J. CASTILLA 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INAGA EDIT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M, MARIA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ICIA VELARDES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ELIA ACOSTA </text:p>
          </table:table-cell>
          <table:table-cell/>
          <table:table-cell office:value-type="string">
            <text:p>AVD.CONSTITUCIÓN 879 </text:p>
          </table:table-cell>
          <table:table-cell office:value-type="float" office:value="4397895">
            <text:p>439789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anda Luisa</text:p>
          </table:table-cell>
          <table:table-cell/>
          <table:table-cell office:value-type="string">
            <text:p>Grupo 480 Block I Piso 1º Dpto. 176 - Castañares</text:p>
          </table:table-cell>
          <table:table-cell office:value-type="float" office:value="4250398">
            <text:p>42503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OLA GRISELDA CABANILLA</text:p>
          </table:table-cell>
          <table:table-cell/>
          <table:table-cell office:value-type="string">
            <text:p>PUERREDÓN 2450</text:p>
          </table:table-cell>
          <table:table-cell office:value-type="float" office:value="4390815">
            <text:p>43908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UAREZ ANABEL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ROLINA ARANCIBIA </text:p>
          </table:table-cell>
          <table:table-cell/>
          <table:table-cell office:value-type="string">
            <text:p><text:s/>GRUPO 108 <text:s/>BLOCK "E" DPTO. 07 CASTAÑARES</text:p>
          </table:table-cell>
          <table:table-cell office:value-type="float" office:value="4252597">
            <text:p>42525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ba Hoyos</text:p>
          </table:table-cell>
          <table:table-cell/>
          <table:table-cell office:value-type="string">
            <text:p>BLOCK "E" DPTO. 90 GRUPO 480 - CASTAÑARES </text:p>
          </table:table-cell>
          <table:table-cell office:value-type="float" office:value="4253418">
            <text:p>42534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NIELA ALMADA 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MANÍ, NORMA</text:p>
          </table:table-cell>
          <table:table-cell/>
          <table:table-cell office:value-type="string">
            <text:p>LA CALDER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VELIA MAMANÍ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UARDO SAID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ERNANDEZ, MIRTA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ARITOLAY, FELISA</text:p>
          </table:table-cell>
          <table:table-cell table:number-columns-repeated="2"/>
          <table:table-cell office:value-type="string">
            <text:p>387/505553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LINAS, FANY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MQANÍ, GLADYS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MANÍ, GLADYS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RDOZO, ALBERTO</text:p>
          </table:table-cell>
          <table:table-cell/>
          <table:table-cell office:value-type="string">
            <text:p>MZA. 327 B Lote 11. Bº 1º DE MAYO</text:p>
          </table:table-cell>
          <table:table-cell office:value-type="float" office:value="155740783">
            <text:p>15574078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RAÑON, MIRIAM</text:p>
          </table:table-cell>
          <table:table-cell/>
          <table:table-cell office:value-type="string">
            <text:p>LOS AMANCAY 182. VILLA LAS ROSAS</text:p>
          </table:table-cell>
          <table:table-cell office:value-type="string">
            <text:p>387/44455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ERRUEZO, MARÍA</text:p>
          </table:table-cell>
          <table:table-cell/>
          <table:table-cell office:value-type="string">
            <text:p>GRAL. GÜEMES 635 - CERRILLOS</text:p>
          </table:table-cell>
          <table:table-cell office:value-type="float" office:value="3875133596">
            <text:p>38751335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ODRIGUEZ, BEATRIZ</text:p>
          </table:table-cell>
          <table:table-cell/>
          <table:table-cell office:value-type="string">
            <text:p>AV, BALBÍN 12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EREZ, FELISA</text:p>
          </table:table-cell>
          <table:table-cell/>
          <table:table-cell office:value-type="string">
            <text:p>25 DE MAYO 18 - EL GALPÓN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OJAS, DALILA</text:p>
          </table:table-cell>
          <table:table-cell/>
          <table:table-cell office:value-type="string">
            <text:p>CREL. MOLDES 375</text:p>
          </table:table-cell>
          <table:table-cell office:value-type="string">
            <text:p>387/68592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UISA GUEDO </text:p>
          </table:table-cell>
          <table:table-cell/>
          <table:table-cell office:value-type="string">
            <text:p>BLOCK 2 DPTO. 5 GRUPO 98 CASTAÑARES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LADYS TACHE 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RLA RATTY </text:p>
          </table:table-cell>
          <table:table-cell/>
          <table:table-cell office:value-type="string">
            <text:p>CATAMARCA 35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RÍA PASTRANA </text:p>
          </table:table-cell>
          <table:table-cell/>
          <table:table-cell office:value-type="string">
            <text:p>LAS PALMERAS 1854 - TRES CERRITO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na Belén Sanchez 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OSANA SAIDT </text:p>
          </table:table-cell>
          <table:table-cell/>
          <table:table-cell office:value-type="string">
            <text:p>BLOCK "K" DPTO. 185 GRUPO 480 - CASTAÑARES </text:p>
          </table:table-cell>
          <table:table-cell office:value-type="float" office:value="4251693">
            <text:p>425169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EJERINA ROSA</text:p>
          </table:table-cell>
          <table:table-cell/>
          <table:table-cell office:value-type="string">
            <text:p>BLOCK "G" DPTO. 04 GRUPO 234 - CASTAÑARES </text:p>
          </table:table-cell>
          <table:table-cell office:value-type="float" office:value="4256214">
            <text:p>42562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LIANA MORALES </text:p>
          </table:table-cell>
          <table:table-cell/>
          <table:table-cell office:value-type="string">
            <text:p>LOS LAURELES 45</text:p>
          </table:table-cell>
          <table:table-cell office:value-type="float" office:value="154639229">
            <text:p>15463922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UZ MAYRA </text:p>
          </table:table-cell>
          <table:table-cell/>
          <table:table-cell office:value-type="string">
            <text:p>LOS NARDOS S/N - LA CALDERA 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LEMÁN CASIMIRO 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EREIRA KARINA </text:p>
          </table:table-cell>
          <table:table-cell/>
          <table:table-cell office:value-type="string">
            <text:p>LA ARENOSA Y 7 DE ABRIL - VILLA REBECA - RUTA 51 K</text:p>
          </table:table-cell>
          <table:table-cell office:value-type="float" office:value="4998418">
            <text:p>49984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RUZ ANALIA </text:p>
          </table:table-cell>
          <table:table-cell/>
          <table:table-cell office:value-type="string">
            <text:p>LOS NARDOS LA CALDERA 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OCA SUSANA </text:p>
          </table:table-cell>
          <table:table-cell/>
          <table:table-cell office:value-type="string">
            <text:p>PSAJE. 17 DE AGOSTO 102 - Bº LIBERTADOR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LAZO VERONICA </text:p>
          </table:table-cell>
          <table:table-cell/>
          <table:table-cell office:value-type="string">
            <text:p>BLOCK 6 DPTO. 12 4º ETAPA - Bº PARQUE BELGRAN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EGARRA CECILIA (SUR)</text:p>
          </table:table-cell>
          <table:table-cell/>
          <table:table-cell office:value-type="string">
            <text:p>SARMIENTO 78 PISO 5º "A"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OMEZ LILIANA </text:p>
          </table:table-cell>
          <table:table-cell/>
          <table:table-cell office:value-type="string">
            <text:p>BLOCK K DPTO. 190 PISO 3º GRUPO 480 CASTAÑARES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RIAS FLORENCIA 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rita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ULEMA GONZALEZ 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ERONICA GUERRERO 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NALIA CRUZ</text:p>
          </table:table-cell>
          <table:table-cell/>
          <table:table-cell office:value-type="string">
            <text:p>LOS NARDOS S/N - Bº EL JARDIN - LA CALDERA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TORRAS LUCIA</text:p>
          </table:table-cell>
          <table:table-cell/>
          <table:table-cell office:value-type="string">
            <text:p>MZ. 421 "B" <text:s/>CASA 18 - Bº 17 DE OCTUBRE</text:p>
          </table:table-cell>
          <table:table-cell office:value-type="float" office:value="154740082">
            <text:p>1547400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ATALAN MARIA NOELIA </text:p>
          </table:table-cell>
          <table:table-cell/>
          <table:table-cell office:value-type="string">
            <text:p>BLOCK "C" DPTO. 04 GRUPO 198 - CASTAÑARES </text:p>
          </table:table-cell>
          <table:table-cell office:value-type="float" office:value="4251995">
            <text:p>425199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ERRUTTI ERIKA</text:p>
          </table:table-cell>
          <table:table-cell/>
          <table:table-cell office:value-type="string">
            <text:p>ARTURO OÑATIVIA 150</text:p>
          </table:table-cell>
          <table:table-cell office:value-type="float" office:value="4252703">
            <text:p>425270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ILISQUE IVANA </text:p>
          </table:table-cell>
          <table:table-cell/>
          <table:table-cell office:value-type="string">
            <text:p>AV. BATALLA DE SALTA 249</text:p>
          </table:table-cell>
          <table:table-cell office:value-type="float" office:value="155239928">
            <text:p>15523992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NSILLA MARIEL </text:p>
          </table:table-cell>
          <table:table-cell/>
          <table:table-cell office:value-type="string">
            <text:p>LUIS AGOLES Nº 10 - UNIVERSITARIO 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OLIRIOS LOURDES </text:p>
          </table:table-cell>
          <table:table-cell/>
          <table:table-cell office:value-type="string">
            <text:p>LEGUIZAMÒN 1898</text:p>
          </table:table-cell>
          <table:table-cell office:value-type="float" office:value="4230668">
            <text:p>423066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ENA NICOLA GUSTAVO </text:p>
          </table:table-cell>
          <table:table-cell/>
          <table:table-cell office:value-type="string">
            <text:p>FORMOSA Y 9 DE JULIO - EMBARCACIÓN</text:p>
          </table:table-cell>
          <table:table-cell office:value-type="float" office:value="3878611416">
            <text:p>387861141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RUIZ RITA VALERIA </text:p>
          </table:table-cell>
          <table:table-cell/>
          <table:table-cell office:value-type="string">
            <text:p>PARAGUAY 1572 Bº GRAL. GUEMES.</text:p>
          </table:table-cell>
          <table:table-cell office:value-type="string">
            <text:p>387 - 583326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ORINA ROSARIO</text:p>
          </table:table-cell>
          <table:table-cell/>
          <table:table-cell office:value-type="string">
            <text:p>MZ. 12 CASA 9 GRUPO 648 - CASTAÑARES 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OMINA FALCON </text:p>
          </table:table-cell>
          <table:table-cell/>
          <table:table-cell office:value-type="string">
            <text:p>BLOCK 90 DPTO. <text:s/>Bº PARQUE BELGRANO </text:p>
          </table:table-cell>
          <table:table-cell office:value-type="float" office:value="4257335">
            <text:p>425733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ALOMON MERCEDES </text:p>
          </table:table-cell>
          <table:table-cell/>
          <table:table-cell office:value-type="string">
            <text:p>PEDERNERA 1156</text:p>
          </table:table-cell>
          <table:table-cell office:value-type="float" office:value="4227480">
            <text:p>422748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RO LUCIA </text:p>
          </table:table-cell>
          <table:table-cell/>
          <table:table-cell office:value-type="string">
            <text:p>PJE. PADILLA 1851 - VILLA ANGELITA </text:p>
          </table:table-cell>
          <table:table-cell office:value-type="float" office:value="4231799">
            <text:p>423179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MANI NORA</text:p>
          </table:table-cell>
          <table:table-cell/>
          <table:table-cell office:value-type="string">
            <text:p>LOS NARDOS - Bº EL JARDIN - LA CALDERA</text:p>
          </table:table-cell>
          <table:table-cell office:value-type="float" office:value="490098">
            <text:p>49009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MA MONTENEGRO</text:p>
          </table:table-cell>
          <table:table-cell/>
          <table:table-cell office:value-type="string">
            <text:p>ESPAÑA 45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ODOY CECILIA</text:p>
          </table:table-cell>
          <table:table-cell/>
          <table:table-cell office:value-type="string">
            <text:p>BLOCK 77 DPTO 02 - PARQUE BELGRANO </text:p>
          </table:table-cell>
          <table:table-cell office:value-type="float" office:value="4253348">
            <text:p>425334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NDACAVA RAQUEL </text:p>
          </table:table-cell>
          <table:table-cell/>
          <table:table-cell office:value-type="string">
            <text:p>FCO. VELEZ 755 - VILLA JUANITA </text:p>
          </table:table-cell>
          <table:table-cell office:value-type="float" office:value="4282441">
            <text:p>428244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SCOBAR REYNA DEL V ESCOBAR </text:p>
          </table:table-cell>
          <table:table-cell/>
          <table:table-cell office:value-type="string">
            <text:p>MZ "A" CASA 1 Bº LIBERTADOR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IGGIANI NATALIA </text:p>
          </table:table-cell>
          <table:table-cell/>
          <table:table-cell office:value-type="string">
            <text:p>RAUCH 127 - Bº CIUDAD DEL MILAGRO </text:p>
          </table:table-cell>
          <table:table-cell office:value-type="float" office:value="4256551">
            <text:p>42565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JUARES ANABEL 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LORENA ABADIA 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USTAMANTE ANA MARIA 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JOUER SOLEDAD</text:p>
          </table:table-cell>
          <table:table-cell/>
          <table:table-cell office:value-type="string">
            <text:p>MZ. "B" CASA 14 Bº 80 VIVIENDAS <text:s/>VAQUEROS </text:p>
          </table:table-cell>
          <table:table-cell office:value-type="float" office:value="155718296">
            <text:p>1557182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OREL MARIA </text:p>
          </table:table-cell>
          <table:table-cell/>
          <table:table-cell office:value-type="string">
            <text:p>LOS GAUCHOS 60 - VAQUERO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ALDERON FANY </text:p>
          </table:table-cell>
          <table:table-cell/>
          <table:table-cell office:value-type="string">
            <text:p>LOS NARANJOS 70 - TRES CERRITOS </text:p>
          </table:table-cell>
          <table:table-cell office:value-type="float" office:value="4392504">
            <text:p>439250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ASSARINI VIRGINIA 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ATRICIA COPA ONAGA </text:p>
          </table:table-cell>
          <table:table-cell/>
          <table:table-cell office:value-type="string">
            <text:p>AV. BÉLGICA 171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UAYMAS SOLEDAD</text:p>
          </table:table-cell>
          <table:table-cell/>
          <table:table-cell office:value-type="string">
            <text:p>CALLE 7 MEDIDOR 338 - SANTA LUCIA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ES CLAUDIA </text:p>
          </table:table-cell>
          <table:table-cell/>
          <table:table-cell office:value-type="string">
            <text:p>PUYRREDON 2391 <text:s/>Bº SANTA CLARA </text:p>
          </table:table-cell>
          <table:table-cell office:value-type="float" office:value="4392170">
            <text:p>439217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ILLALVA AZUCENA </text:p>
          </table:table-cell>
          <table:table-cell/>
          <table:table-cell office:value-type="string">
            <text:p>GALERIA MONA LISA - LOCAL 17 Y 18 "D" SECTOR NARAN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ONTRERA CAROLINA </text:p>
          </table:table-cell>
          <table:table-cell/>
          <table:table-cell office:value-type="string">
            <text:p>MZ. 25 CASA 01 GRUPO 648 - CASTAÑARES 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LLEJAS NORMA </text:p>
          </table:table-cell>
          <table:table-cell/>
          <table:table-cell office:value-type="string">
            <text:p>FREE SHOP - LOCAL 35 "A" ITUZAINGO 202</text:p>
          </table:table-cell>
          <table:table-cell office:value-type="float" office:value="154687444">
            <text:p>15468744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UNA MARIA LUISA </text:p>
          </table:table-cell>
          <table:table-cell/>
          <table:table-cell office:value-type="string">
            <text:p>MZ. 14 CASA 6 - 80 VIVIENDAS LOC. J.V. GONZALES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AVARRO ANA GABRIELA </text:p>
          </table:table-cell>
          <table:table-cell/>
          <table:table-cell office:value-type="string">
            <text:p>AGUSTIN PEREZ S/N <text:s/>Bº SAN CAYETANO - LOC. J.V.GONZ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LEIVA MARIA ISABEL </text:p>
          </table:table-cell>
          <table:table-cell/>
          <table:table-cell office:value-type="string">
            <text:p>135 VIVIENDAS - GRAL. GÜEMES 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ARJAN ESTER </text:p>
          </table:table-cell>
          <table:table-cell/>
          <table:table-cell office:value-type="string">
            <text:p>MZ. "C" CASA 2 - 60 VIVIENDAS</text:p>
          </table:table-cell>
          <table:table-cell office:value-type="float" office:value="155339658">
            <text:p>1553396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ALVATIERRA MARIA LAURA </text:p>
          </table:table-cell>
          <table:table-cell/>
          <table:table-cell office:value-type="string">
            <text:p>AV. BELGICA 1773</text:p>
          </table:table-cell>
          <table:table-cell office:value-type="float" office:value="4231069">
            <text:p>423106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UÑOZ MARIA DE LOS ANGELES</text:p>
          </table:table-cell>
          <table:table-cell/>
          <table:table-cell office:value-type="string">
            <text:p>BLCK 42 DPTO. 04 - DETRÁS DE GYT</text:p>
          </table:table-cell>
          <table:table-cell office:value-type="float" office:value="4249140">
            <text:p>424914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AMANI ROSA </text:p>
          </table:table-cell>
          <table:table-cell/>
          <table:table-cell office:value-type="string">
            <text:p>MZ "B" LOTE 11 - Bº SANTA TERESITA 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LONILLA ALQUINTA PAOLA </text:p>
          </table:table-cell>
          <table:table-cell/>
          <table:table-cell office:value-type="string">
            <text:p>BLOCK "2" DPTO. 15 PISO 3. Bº DON EMILIO 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AMANI CLAUDIA </text:p>
          </table:table-cell>
          <table:table-cell/>
          <table:table-cell office:value-type="string">
            <text:p>MZ. "R" LOTE 1 - A.M. DE ROSAS</text:p>
          </table:table-cell>
          <table:table-cell office:value-type="float" office:value="4255901">
            <text:p>42559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ORDOBA MARIELA </text:p>
          </table:table-cell>
          <table:table-cell/>
          <table:table-cell office:value-type="string">
            <text:p>MZ. "F" CASA 12 Bº STA. ELENA - GRAL. GÜEMES </text:p>
          </table:table-cell>
          <table:table-cell office:value-type="string">
            <text:p>387-40705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OBLE NORMA FERNANDA</text:p>
          </table:table-cell>
          <table:table-cell/>
          <table:table-cell office:value-type="string">
            <text:p>MZ "6" LOTE 10 STA. ELENA - GRAL. GÜEMES 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YAPURA CELIA </text:p>
          </table:table-cell>
          <table:table-cell/>
          <table:table-cell office:value-type="string">
            <text:p>MZ. "D"CASA 4 SAN ISIDRO - GRAL. GÜEMES 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UTIERREZ LEONOR </text:p>
          </table:table-cell>
          <table:table-cell/>
          <table:table-cell office:value-type="string">
            <text:p>MZ. "J" CASA 9 - STA. ELENA - GRAL. GÜEMES 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LFARO CARINA </text:p>
          </table:table-cell>
          <table:table-cell/>
          <table:table-cell office:value-type="string">
            <text:p>SAN LORENZO 350 - Bº 17 DE AGOSTO - GRAL GÜEMES 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ROZCO VERONICA </text:p>
          </table:table-cell>
          <table:table-cell/>
          <table:table-cell office:value-type="string">
            <text:p>MZ. ¨K¨CASA 6 Bº STA. ELENA - GRAL GÜEMES 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UZ SANDRA </text:p>
          </table:table-cell>
          <table:table-cell/>
          <table:table-cell office:value-type="string">
            <text:p>MZ. 30 "A" C15 60 VIVIENDAS - CENRO- GRAL. GÜEMES</text:p>
          </table:table-cell>
          <table:table-cell office:value-type="float" office:value="4912167">
            <text:p>49121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EIVA MARIA ISABEL </text:p>
          </table:table-cell>
          <table:table-cell/>
          <table:table-cell office:value-type="string">
            <text:p>135 VIVIENDAS - GRAL. GÜEMES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AZ SARA </text:p>
          </table:table-cell>
          <table:table-cell/>
          <table:table-cell office:value-type="string">
            <text:p>MZ. 30 "D" CASA 3 - 60 VIVIENDAS- GRAL. GÜEMES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4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1" meta:object-count="0"/>
    <meta:generator>LibreOffice/3.4$Unix LibreOffice_project/340m1$Build-502</meta:generator>
  </office:meta>
</office:document-meta>
</file>